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560000035CE80B566391778E00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397cm" svg:height="7.28cm" svg:x="6.284cm" svg:y="11.497cm">
          <draw:image xlink:href="Pictures/10000000000004560000035CE80B566391778E0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8:34.489049763</meta:creation-date>
    <dc:date>2018-04-17T16:08:48.525078244</dc:date>
    <meta:editing-duration>PT1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